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Droid Sans Fallback" style:font-name-complex="Ari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masterb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ml_module</text:p>
          </table:table-cell>
          <table:table-cell office:value-type="string">
            <text:p>eml_node</text:p>
          </table:table-cell>
          <table:table-cell office:value-type="string">
            <text:p>eml_desc</text:p>
          </table:table-cell>
          <table:table-cell office:value-type="string">
            <text:p>morpho</text:p>
          </table:table-cell>
          <table:table-cell office:value-type="string">
            <text:p>ltern_table</text:p>
          </table:table-cell>
          <table:table-cell office:value-type="string">
            <text:p>ltern_name</text:p>
          </table:table-cell>
          <table:table-cell office:value-type="string">
            <text:p>ltern_desc</text:p>
          </table:table-cell>
          <table:table-cell office:value-type="string">
            <text:p>asn</text:p>
          </table:table-cell>
          <table:table-cell office:value-type="string">
            <text:p>tern</text:p>
          </table:table-cell>
          <table:table-cell office:value-type="string">
            <text:p>ddi</text:p>
          </table:table-cell>
          <table:table-cell office:value-type="string">
            <text:p>aekos_shared</text:p>
          </table:table-cell>
          <table:table-cell office:value-type="string">
            <text:p>ala</text:p>
          </table:table-cell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refid</text:p>
          </table:table-cell>
          <table:table-cell office:value-type="string">
            <text:p>primarykey</text:p>
          </table:table-cell>
          <table:table-cell office:value-type="string">
            <text:p>document_id</text:p>
          </table:table-cell>
          <table:table-cell table:style-name="ce4" office:value-type="string">
            <text:p>No.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</text:p>
          </table:table-cell>
          <table:table-cell table:style-name="ce4"/>
          <table:table-cell office:value-type="string">
            <text:p>dataset_title</text:p>
          </table:table-cell>
          <table:table-cell office:value-type="string">
            <text:p>Database/Data set/Short descri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_type</text:p>
          </table:table-cell>
          <table:table-cell table:style-name="ce4"/>
          <table:table-cell office:value-type="string">
            <text:p>deliverables</text:p>
          </table:table-cell>
          <table:table-cell table:number-columns-repeated="4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title</text:p>
          </table:table-cell>
          <table:table-cell table:style-name="ce1"/>
          <table:table-cell office:value-type="string">
            <text:p>title</text:p>
          </table:table-cell>
          <table:table-cell office:value-type="string">
            <text:p>package</text:p>
          </table:table-cell>
          <table:table-cell table:style-name="ce3" office:value-type="string">
            <text:p>data_package_title</text:p>
          </table:table-cell>
          <table:table-cell/>
          <table:table-cell office:value-type="string">
            <text:p>revised_dataset_titl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reator</text:p>
          </table:table-cell>
          <table:table-cell table:style-name="ce1"/>
          <table:table-cell office:value-type="string">
            <text:p>owners</text:p>
          </table:table-cell>
          <table:table-cell office:value-type="string">
            <text:p>package</text:p>
          </table:table-cell>
          <table:table-cell table:style-name="ce2" office:value-type="string">
            <text:p>principal_investigator</text:p>
          </table:table-cell>
          <table:table-cell table:style-name="ce4"/>
          <table:table-cell table:style-name="ce4" office:value-type="string">
            <text:p>pi_name</text:p>
          </table:table-cell>
          <table:table-cell table:style-name="ce4" office:value-type="string">
            <text:p>Data Custodian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table</text:p>
          </table:table-cell>
          <table:table-cell table:style-name="ce3" office:value-type="string">
            <text:p>date_published</text:p>
          </table:table-cell>
          <table:table-cell table:number-columns-repeated="6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 office:value-type="string">
            <text:p>abstract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/>
          <table:table-cell table:style-name="ce4"/>
          <table:table-cell table:style-name="ce4" office:value-type="string">
            <text:p>Licenced_post_publication_check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ontact</text:p>
          </table:table-cell>
          <table:table-cell table:style-name="ce1"/>
          <table:table-cell office:value-type="string">
            <text:p>contacts</text:p>
          </table:table-cell>
          <table:table-cell office:value-type="string">
            <text:p>package</text:p>
          </table:table-cell>
          <table:table-cell table:style-name="ce3" office:value-type="string">
            <text:p>contact_name</text:p>
          </table:table-cell>
          <table:table-cell table:style-name="ce4"/>
          <table:table-cell table:number-columns-repeated="5"/>
        </table:table-row>
        <table:table-row table:style-name="ro2">
          <table:table-cell/>
          <table:table-cell table:style-name="ce1" table:number-columns-repeated="2"/>
          <table:table-cell/>
          <table:table-cell office:value-type="string">
            <text:p>package</text:p>
          </table:table-cell>
          <table:table-cell table:style-name="ce3" office:value-type="string">
            <text:p>contact_phone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publisher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keywor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metho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geographicDescription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geographic_description</text:p>
          </table:table-cell>
          <table:table-cell table:number-columns-repeated="2"/>
          <table:table-cell office:value-type="string">
            <text:p>Spati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boundingCoordinate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spatial_resolution</text:p>
          </table:table-cell>
          <table:table-cell table:number-columns-repeated="2"/>
          <table:table-cell table:style-name="ce4" office:value-type="string">
            <text:p>Spatial Resolution</text:p>
          </table:table-cell>
          <table:table-cell table:number-columns-repeated="3"/>
        </table:table-row>
        <table:table-row table:style-name="ro1">
          <table:table-cell office:value-type="string">
            <text:p>dataset/coverage/</text:p>
          </table:table-cell>
          <table:table-cell table:style-name="ce1" office:value-type="string">
            <text:p>temporalCoverage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temporal_coverage</text:p>
          </table:table-cell>
          <table:table-cell/>
          <table:table-cell table:style-name="ce4" office:value-type="string">
            <text:p>period_covered</text:p>
          </table:table-cell>
          <table:table-cell table:style-name="ce7" office:value-type="string">
            <text:p>Temporal_Coverage</text:p>
          </table:table-cell>
          <table:table-cell table:number-columns-repeated="3"/>
        </table:table-row>
        <table:table-row table:style-name="ro1" table:visibility="filter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refid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 table:visibility="filter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ataset/coverage/temporalCoverage</text:p>
          </table:table-cell>
          <table:table-cell table:style-name="ce1" office:value-type="string">
            <text:p>begin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start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/coverage/temporalCoverage</text:p>
          </table:table-cell>
          <table:table-cell table:style-name="ce1" office:value-type="string">
            <text:p>end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end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objectNam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2" office:value-type="string">
            <text:p>object_name</text:p>
          </table:table-cell>
          <table:table-cell/>
          <table:table-cell table:style-name="ce4" office:value-type="string">
            <text:p>standardised_file_asn_supersite_code__data_type__optional_location__year_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size</text:p>
          </table:table-cell>
          <table:table-cell table:style-name="ce1"/>
          <table:table-cell office:value-type="string">
            <text:p>auto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distribution</text:p>
          </table:table-cell>
          <table:table-cell table:style-name="ce1"/>
          <table:table-cell/>
          <table:table-cell office:value-type="string">
            <text:p>table</text:p>
          </table:table-cell>
          <table:table-cell office:value-type="string">
            <text:p>physical_distribution</text:p>
          </table:table-cell>
          <table:table-cell/>
          <table:table-cell table:style-name="ce5" office:value-type="string">
            <text:p>data_table_docid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ataset/dataTable/physical/distribution/PhysicalDistributionType</text:p>
          </table:table-cell>
          <table:table-cell table:style-name="ce1" table:number-columns-repeated="2"/>
          <table:table-cell table:number-columns-repeated="4"/>
          <table:table-cell table:style-name="ce5"/>
          <table:table-cell table:number-columns-repeated="4"/>
        </table:table-row>
        <table:table-row table:style-name="ro1" table:visibility="filter">
          <table:table-cell office:value-type="string">
            <text:p>dataset/dataTable</text:p>
          </table:table-cell>
          <table:table-cell table:style-name="ce1" office:value-type="string">
            <text:p>attributeList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additionalMetadata</text:p>
          </table:table-cell>
          <table:table-cell office:value-type="string">
            <text:p>additionalLinks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k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n_cod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office:value-type="string">
            <text:p>pn_deed_cod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lot_network</text:p>
          </table:table-cell>
          <table:table-cell table:style-name="ce4" office:value-type="string">
            <text:p>plot_network_study_name</text:p>
          </table:table-cell>
          <table:table-cell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studyArea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studyAreaDescription</text:p>
          </table:table-cell>
          <table:table-cell office:value-type="string">
            <text:p>descriptor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/coverage</text:p>
          </table:table-cell>
          <table:table-cell office:value-type="string">
            <text:p>temporal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cita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allocated_to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plot_network_study_name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tern_type</text:p>
          </table:table-cell>
          <table:table-cell table:style-name="ce4"/>
          <table:table-cell table:style-name="ce4" office:value-type="string">
            <text:p>tern_funde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ltern_publ_url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notes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publishing</text:p>
          </table:table-cell>
          <table:table-cell table:style-name="ce4"/>
          <table:table-cell table:style-name="ce6" office:value-type="string">
            <text:p>published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ype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able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notes_issues</text:p>
          </table:table-cell>
          <table:table-cell table:style-name="ce4"/>
          <table:table-cell table:style-name="ce4" office:value-type="string">
            <text:p>comments_on_file_content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organisation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pl_pi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stimate_timeframe_data_ready_by_plot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expected_by_ltern</text:p>
          </table:table-cell>
          <table:table-cell/>
          <table:table-cell table:style-name="ce4" office:value-type="string">
            <text:p>date_due</text:p>
          </table:table-cell>
          <table:table-cell table:number-columns-repeated="4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received_by_ltern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tored_at</text:p>
          </table:table-cell>
          <table:table-cell/>
          <table:table-cell office:value-type="string">
            <text:p>submitted_version_location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ites_plots</text:p>
          </table:table-cell>
          <table:table-cell table:number-columns-repeated="2"/>
          <table:table-cell table:style-name="ce4" office:value-type="string">
            <text:p>Data size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ern_type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ollection_timeframes</text:p>
          </table:table-cell>
          <table:table-cell table:number-columns-repeated="2"/>
          <table:table-cell table:style-name="ce4" office:value-type="string">
            <text:p>Temporal data Interval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publication_expected</text:p>
          </table:table-cell>
          <table:table-cell table:number-columns-repeated="2"/>
          <table:table-cell table:style-name="ce4" office:value-type="string">
            <text:p>Due Date/s for Publication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statu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dat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urrent_status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_dat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</text:p>
          </table:table-cell>
          <table:table-cell/>
          <table:table-cell table:style-name="ce4" office:value-type="string">
            <text:p>comments</text:p>
          </table:table-cell>
          <table:table-cell table:number-columns-repeated="4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_dat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odo_or_don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lot_leader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tern_data_typ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deed_statu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deed_status_dat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restricted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/>
          <table:table-cell table:style-name="ce4" office:value-type="string">
            <text:p>licence</text:p>
          </table:table-cell>
          <table:table-cell table:style-name="ce4" office:value-type="string">
            <text:p>Licenced_value_add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access_restriction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signatory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notes_issue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ast_note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n_deed_code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k_dee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ccess_restrictions_set</text:p>
          </table:table-cell>
          <table:table-cell/>
          <table:table-cell table:style-name="ce4" office:value-type="string">
            <text:p>access_rights_updated</text:p>
          </table:table-cell>
          <table:table-cell office:value-type="string">
            <text:p>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type</text:p>
          </table:table-cell>
          <table:table-cell table:number-columns-repeated="2"/>
          <table:table-cell table:style-name="ce4" office:value-type="string">
            <text:p>Ty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vailability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raw_filename</text:p>
          </table:table-cell>
          <table:table-cell/>
          <table:table-cell table:style-name="ce4" office:value-type="string">
            <text:p>original_file_name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contract_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approved</text:p>
          </table:table-cell>
          <table:table-cell/>
          <table:table-cell table:style-name="ce4" office:value-type="string">
            <text:p>qa_qc</text:p>
          </table:table-cell>
          <table:table-cell office:value-type="string">
            <text:p>Validation_Q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5" office:value-type="string">
            <text:p>qa_notes</text:p>
          </table:table-cell>
          <table:table-cell/>
          <table:table-cell table:style-name="ce4" office:value-type="string">
            <text:p>qa_approv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4" office:value-type="string">
            <text:p>keywords</text:p>
          </table:table-cell>
          <table:table-cell/>
          <table:table-cell table:style-name="ce4" office:value-type="string">
            <text:p>keyword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4" office:value-type="string">
            <text:p>for_code</text:p>
          </table:table-cell>
          <table:table-cell/>
          <table:table-cell table:style-name="ce4" office:value-type="string">
            <text:p>for_cod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bounding_box</text:p>
          </table:table-cell>
          <table:table-cell/>
          <table:table-cell table:style-name="ce4" office:value-type="string">
            <text:p>coordinates_in_databas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bounding_box_checked</text:p>
          </table:table-cell>
          <table:table-cell/>
          <table:table-cell table:style-name="ce4" office:value-type="string">
            <text:p>correct_coordinates</text:p>
          </table:table-cell>
          <table:table-cell table:number-columns-repeated="4"/>
        </table:table-row>
        <table:table-row table:style-name="ro2" table:number-rows-repeated="104846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masterb8.A1:masterb8.L101" table:display-filter-buttons="true" table:orientation="column">
          <table:filter>
            <table:filter-and>
              <table:filter-condition table:field-number="4" table:value="packag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1T12:09:57</meta:creation-date>
    <dc:date>2014-07-23T16:22:19</dc:date>
    <dc:creator>ivan hanigan</dc:creator>
    <meta:editing-duration>PT12H32M53S</meta:editing-duration>
    <meta:editing-cycles>33</meta:editing-cycles>
    <meta:generator>LibreOffice/3.5$Linux_X86_64 LibreOffice_project/350m1$Build-2</meta:generator>
    <meta:document-statistic meta:table-count="1" meta:cell-count="318" meta:object-count="0"/>
  </office:meta>
</office:document-meta>
</file>